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42cm" fo:margin-bottom="0.499cm" loext:contextual-spacing="false" fo:line-height="100%" fo:keep-with-next="always"/>
      <style:text-properties style:font-name="Albany1" fo:font-size="16pt" fo:font-weight="bold"/>
    </style:style>
    <style:style style:name="P4" style:family="paragraph" style:parent-style-name="Text_20_body">
      <style:paragraph-properties fo:margin-left="0.499cm" fo:margin-right="0cm" fo:margin-top="0cm" fo:margin-bottom="0cm" loext:contextual-spacing="false" fo:line-height="100%" fo:text-indent="0cm" style:auto-text-indent="false"/>
    </style:style>
    <style:style style:name="P5" style:family="paragraph" style:parent-style-name="Heading_20_2">
      <style:paragraph-properties fo:line-height="150%"/>
      <style:text-properties style:font-name="Liberation Sans" fo:font-size="12pt"/>
    </style:style>
    <style:style style:name="P6" style:family="paragraph" style:parent-style-name="Heading_20_2">
      <style:paragraph-properties fo:line-height="150%"/>
    </style:style>
    <style:style style:name="P7" style:family="paragraph" style:parent-style-name="Text_20_body">
      <style:paragraph-properties fo:margin-left="0.499cm" fo:margin-right="0cm" fo:margin-top="0cm" fo:margin-bottom="0cm" loext:contextual-spacing="false" fo:line-height="100%" fo:text-indent="0cm" style:auto-text-indent="false"/>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7575_1419486361"/><text:span text:style-name="T1">#238</text:span><text:bookmark-end text:name="__RefHeading___Toc7575_1419486361"/></text:h>
        <text:p text:style-name="P1"/>
        <text:p text:style-name="P2">A oração e o louvor andam juntos. Aqueles que têm louvores têm orações.</text:p>
        <text:p text:style-name="P1"/>
        <text:h text:style-name="P6" text:outline-level="2"><text:bookmark-start text:name="__RefHeading___Toc7577_1419486361"/><text:a xlink:type="simple" xlink:href="http://bibliaonline.com.br/acf/fp/1/1-10" text:style-name="Internet_20_link" text:visited-style-name="Visited_20_Internet_20_Link"><text:span text:style-name="T1">FILIPENSES 1, Vers. 1-10</text:span></text:a><text:bookmark-end text:name="__RefHeading___Toc7577_1419486361"/></text:h>
        <text:p text:style-name="P1"/>
        <text:p text:style-name="P1"><text:span text:style-name="T1">O livro de "Números" foi a história da jornada de Israel através do deserto, portanto é bom que hoje nos voltemos para um livro do Novo Testamento que é escrito para NOSSA jornada por este mundo (nosso deserto). Paulo, que o escreveu, estava prisioneiro em Roma por ser um crente em Cristo. Nós certamente podemos aprender muito de Filipenses SE entendermos que estamos no mundo de Satanás. Mas ao longo de todo este livro veremos a Figura Central dele... CRISTO. Foi Ele o Servo Perfeito (</text:span><text:a xlink:type="simple" xlink:href="http://bibliaonline.com.br/acf/fp/2/6-11" text:style-name="Internet_20_link" text:visited-style-name="Visited_20_Internet_20_Link"><text:span text:style-name="T1">2:6-11</text:span></text:a><text:span text:style-name="T1">), e todos as tribulações, desapontamentos e perigos que nós experimentamos neste mundo foi o que Ele recebeu do povo. Assim devemos manter nossos olhos NELE (Leia </text:span><text:a xlink:type="simple" xlink:href="http://bibliaonline.com.br/acf/fp/4/13" text:style-name="Internet_20_link" text:visited-style-name="Visited_20_Internet_20_Link"><text:span text:style-name="T1">4:13</text:span></text:a><text:span text:style-name="T1">).</text:span></text:p>
        <text:p text:style-name="P1"/>
        <text:p text:style-name="P1"><text:a xlink:type="simple" xlink:href="http://bibliaonline.com.br/acf/fp/1/1" text:style-name="Internet_20_link" text:visited-style-name="Visited_20_Internet_20_Link"><text:span text:style-name="T1">Fp 1:1</text:span></text:a><text:span text:style-name="T1"> Paulo se coloca numa posição humilde como um servo, juntamente com Timóteo. Ele amava os crentes de tal maneira que os estava sempre encorajando, foratalecendo e edificando. As difíceis experiências pelas quais passavam só davam a Paulo a oportunidade de demonstrar a eles que estas eram para seu próprio bem e para a glória de Deus. O Senhor ordena cada circunstância na vida do crente.</text:span></text:p>
        <text:p text:style-name="P1"/>
        <text:p text:style-name="P1"><text:a xlink:type="simple" xlink:href="http://bibliaonline.com.br/acf/fp/1/4" text:style-name="Internet_20_link" text:visited-style-name="Visited_20_Internet_20_Link"><text:span text:style-name="T1">Fp 1:4</text:span></text:a><text:span text:style-name="T1"> Não existe nenhuma outra epístola que tenha tanto gozo em si. Aqui está o primeiro. Os perigos, tristezas, sofrimentos e tribulações só tornavam o gozo mais evidente!</text:span></text:p>
        <text:p text:style-name="P1"/>
        <text:p text:style-name="P1"><text:a xlink:type="simple" xlink:href="http://bibliaonline.com.br/acf/fp/1/5" text:style-name="Internet_20_link" text:visited-style-name="Visited_20_Internet_20_Link"><text:span text:style-name="T1">Fp 1:5</text:span></text:a><text:span text:style-name="T1"> O interesse deles no evangelho havia sido firme desde o princípio.</text:span></text:p>
        <text:p text:style-name="P1"/>
        <text:p text:style-name="P1"><text:a xlink:type="simple" xlink:href="http://bibliaonline.com.br/acf/fp/1/6-9" text:style-name="Internet_20_link" text:visited-style-name="Visited_20_Internet_20_Link"><text:span text:style-name="T1">Fp 1:6-9</text:span></text:a><text:span text:style-name="T1"> E não iria desvanecer, mas seguir até o dia perfeito, o dia de Jesus Cristo. Ele apenas anseia que o amor deles pelos outros pudesse crescer. Isso resultaria no crescimento deles em conhecimento e inteligência.</text:span></text:p>
        <text:p text:style-name="P1"/>
        <text:p text:style-name="P1"><text:a xlink:type="simple" xlink:href="http://bibliaonline.com.br/acf/fp/1/10" text:style-name="Internet_20_link" text:visited-style-name="Visited_20_Internet_20_Link"><text:span text:style-name="T1">Fp 1:10</text:span></text:a><text:span text:style-name="T1"> Ele orava para que aqueles que tinham começado com Cristo, seguissem adiante com Cristo, não tendo coisa alguma além de Cristo diante de seus olhos, e se </text:span><text:soft-page-break/><text:span text:style-name="T1">mantivessem nesse caminho sem tropeço até o dia de Cristo. Possamos nós experimentar isso cada vez mais.</text:span></text:p>
        <text:p text:style-name="P1"/>
        <text:h text:style-name="P5" text:outline-level="2"><text:bookmark-start text:name="__RefHeading___Toc7579_1419486361"/>#239<text:bookmark-end text:name="__RefHeading___Toc7579_1419486361"/></text:h>
        <text:p text:style-name="P1"/>
        <text:p text:style-name="P2">Há mais necessidade de temermos não escutar o Senhor do que de Ele não nos escutar.</text:p>
        <text:p text:style-name="P1"/>
        <text:h text:style-name="P6" text:outline-level="2"><text:bookmark-start text:name="__RefHeading___Toc7581_1419486361"/><text:a xlink:type="simple" xlink:href="http://bibliaonline.com.br/acf/fp/1/11-30" text:style-name="Internet_20_link" text:visited-style-name="Visited_20_Internet_20_Link"><text:span text:style-name="T1">FILIPENSES 1, Vers. 11-30</text:span></text:a><text:bookmark-end text:name="__RefHeading___Toc7581_1419486361"/></text:h>
        <text:p text:style-name="P1"/>
        <text:p text:style-name="P1"><text:a xlink:type="simple" xlink:href="http://bibliaonline.com.br/acf/fp/1/11" text:style-name="Internet_20_link" text:visited-style-name="Visited_20_Internet_20_Link"><text:span text:style-name="T1">Fp 1:11</text:span></text:a><text:span text:style-name="T1"> O propósito de Paulo ao escrever a eles estava em que eles pudessem completar seu gozo vivendo a vida alegre que Deus tinha para eles. Que desejo desprendido! Ser cheio deste fruto. Não só às vezes, mas constantemente, continuamente, transbordando.</text:span></text:p>
        <text:p text:style-name="P1"/>
        <text:p text:style-name="P1"><text:a xlink:type="simple" xlink:href="http://bibliaonline.com.br/acf/fp/1/12-20" text:style-name="Internet_20_link" text:visited-style-name="Visited_20_Internet_20_Link"><text:span text:style-name="T1">Fp 1:12-20</text:span></text:a><text:span text:style-name="T1"> Ele nos fala sobre suas circunstâncias, e indica que elas realmente auxiliaram o evangelho a ser mais pregado. Se Cristo é visto em meio às tribulações, que doçura advém disso para o crente!</text:span></text:p>
        <text:p text:style-name="P1"/>
        <text:p text:style-name="P1"><text:a xlink:type="simple" xlink:href="http://bibliaonline.com.br/acf/fp/1/21" text:style-name="Internet_20_link" text:visited-style-name="Visited_20_Internet_20_Link"><text:span text:style-name="T1">Fp 1:21</text:span></text:a><text:span text:style-name="T1"> Paulo tinha um objetivo na vida... viver para Cristo cada momento do dia.</text:span></text:p>
        <text:p text:style-name="P1"/>
        <text:p text:style-name="P1"><text:a xlink:type="simple" xlink:href="http://bibliaonline.com.br/acf/fp/1/22-26" text:style-name="Internet_20_link" text:visited-style-name="Visited_20_Internet_20_Link"><text:span text:style-name="T1">Fp 1:22-26</text:span></text:a><text:span text:style-name="T1"> Ele ansiava partir e estar com Cristo, mas possivelmente ele era necessário aqui na terra, e por isso estava contente, de um modo ou de outro.</text:span></text:p>
        <text:p text:style-name="P1"/>
        <text:p text:style-name="P1"><text:a xlink:type="simple" xlink:href="http://bibliaonline.com.br/acf/fp/1/27-30" text:style-name="Internet_20_link" text:visited-style-name="Visited_20_Internet_20_Link"><text:span text:style-name="T1">Fp 1:27-30</text:span></text:a><text:span text:style-name="T1"> Grandes palavras. As primeiras poucas palavras do </text:span><text:a xlink:type="simple" xlink:href="http://bibliaonline.com.br/acf/fp/1/27" text:style-name="Internet_20_link" text:visited-style-name="Visited_20_Internet_20_Link"><text:span text:style-name="T1">vers. 27</text:span></text:a><text:span text:style-name="T1"> são como se ele estivesse dizendo "somente portai-vos de uma maneira que seja digna das boas novas acerca de Cristo". Será isto verdade a nosso respeito?</text:span></text:p>
        <text:p text:style-name="P1"/>
        <text:p text:style-name="P1"><text:a xlink:type="simple" xlink:href="http://bibliaonline.com.br/acf/fp/1/28" text:style-name="Internet_20_link" text:visited-style-name="Visited_20_Internet_20_Link"><text:span text:style-name="T1">Fp 1:28</text:span></text:a><text:span text:style-name="T1"> O evangelho é um sinal para os perdidos de que eles irão perecer, mas para os crentes de que é sua salvação.</text:span></text:p>
        <text:p text:style-name="P1"/>
        <text:p text:style-name="P1"><text:a xlink:type="simple" xlink:href="http://bibliaonline.com.br/acf/fp/1/29" text:style-name="Internet_20_link" text:visited-style-name="Visited_20_Internet_20_Link"><text:span text:style-name="T1">Fp 1:29</text:span></text:a><text:span text:style-name="T1"> A estrada pode ser difícil. Há duas coisas a fazer - crer e sofrer. Paulo experimentou ambas.</text:span></text:p>
        <text:p text:style-name="P1"/>
        <text:h text:style-name="P5" text:outline-level="2"><text:bookmark-start text:name="__RefHeading___Toc7583_1419486361"/><text:soft-page-break/>#240<text:bookmark-end text:name="__RefHeading___Toc7583_1419486361"/></text:h>
        <text:p text:style-name="P1"/>
        <text:p text:style-name="P2">Oro por aquilo que necessito... adoro no sentido daquilo que tenho em Deus.</text:p>
        <text:p text:style-name="P1"/>
        <text:h text:style-name="P6" text:outline-level="2"><text:bookmark-start text:name="__RefHeading___Toc7585_1419486361"/><text:a xlink:type="simple" xlink:href="http://bibliaonline.com.br/acf/fp/2/1-11" text:style-name="Internet_20_link" text:visited-style-name="Visited_20_Internet_20_Link"><text:span text:style-name="T1">FILIPENSES 2, Vers. 1-11</text:span></text:a><text:bookmark-end text:name="__RefHeading___Toc7585_1419486361"/></text:h>
        <text:p text:style-name="P1"/>
        <text:p text:style-name="P1"><text:a xlink:type="simple" xlink:href="http://bibliaonline.com.br/acf/fp/2/1-4" text:style-name="Internet_20_link" text:visited-style-name="Visited_20_Internet_20_Link"><text:span text:style-name="T1">Fp 2:1-4</text:span></text:a><text:span text:style-name="T1"> Para que eles tivessem amor uns pelos outros, eles deviam enxergar uns aos outros como Cristo fazia. Então cada um iria pensar melhor dos outros crentes do que deles mesmos.</text:span></text:p>
        <text:p text:style-name="P1"/>
        <text:p text:style-name="P1"><text:a xlink:type="simple" xlink:href="http://bibliaonline.com.br/acf/fp/2/5-11" text:style-name="Internet_20_link" text:visited-style-name="Visited_20_Internet_20_Link"><text:span text:style-name="T1">Fp 2:5-11</text:span></text:a><text:span text:style-name="T1"> O Filho de Deus deu dois passos para baixo e dois para cima nestes versículos.</text:span></text:p>
        <text:p text:style-name="P1"/>
        <text:p text:style-name="P1"><text:a xlink:type="simple" xlink:href="http://bibliaonline.com.br/acf/fp/2/5-7" text:style-name="Internet_20_link" text:visited-style-name="Visited_20_Internet_20_Link"><text:span text:style-name="T1">Fp 2:5-7</text:span></text:a><text:span text:style-name="T1"> Ele Se esvaziou, tornando-Se um Homem e um Servo.</text:span></text:p>
        <text:p text:style-name="P1"/>
        <text:p text:style-name="P1"><text:a xlink:type="simple" xlink:href="http://bibliaonline.com.br/acf/fp/2/8" text:style-name="Internet_20_link" text:visited-style-name="Visited_20_Internet_20_Link"><text:span text:style-name="T1">Fp 2:8</text:span></text:a><text:span text:style-name="T1"> Em segundo lugar, como Homem Ele Se humilhou e tornou-se obediente até a terrível morte de cruz.</text:span></text:p>
        <text:p text:style-name="P1"/>
        <text:p text:style-name="P1"><text:a xlink:type="simple" xlink:href="http://bibliaonline.com.br/acf/fp/2/9-10" text:style-name="Internet_20_link" text:visited-style-name="Visited_20_Internet_20_Link"><text:span text:style-name="T1">Fp 2:9-10</text:span></text:a><text:span text:style-name="T1"> Agora dois passos para cima. Ele, como o Homem Jesus, é altamente exaltado e recebe um nome que está acima de todo nome. Todo joelho se dobrará ao Seu nome como Senhor.</text:span></text:p>
        <text:p text:style-name="P1"/>
        <text:p text:style-name="P1"><text:a xlink:type="simple" xlink:href="http://bibliaonline.com.br/acf/fp/2/11" text:style-name="Internet_20_link" text:visited-style-name="Visited_20_Internet_20_Link"><text:span text:style-name="T1">Fp 2:11</text:span></text:a><text:span text:style-name="T1"> E em segundo lugar, toda língua irá confessar que Ele é Senhor para a glória de Deus Pai.</text:span></text:p>
        <text:p text:style-name="P1"/>
        <text:h text:style-name="P5" text:outline-level="2"><text:bookmark-start text:name="__RefHeading___Toc7587_1419486361"/>#241<text:bookmark-end text:name="__RefHeading___Toc7587_1419486361"/></text:h>
        <text:p text:style-name="P1"/>
        <text:p text:style-name="P2">Quando dirijo-me a Deus para adorar, eu o faço ocupado com Aquele que é perfeitamente aceitável para Deus.</text:p>
        <text:p text:style-name="P1"/>
        <text:h text:style-name="P6" text:outline-level="2"><text:bookmark-start text:name="__RefHeading___Toc7589_1419486361"/><text:a xlink:type="simple" xlink:href="http://bibliaonline.com.br/acf/fp/2/12-30" text:style-name="Internet_20_link" text:visited-style-name="Visited_20_Internet_20_Link"><text:span text:style-name="T1">FILIPENSES 2, Vers. 12-30</text:span></text:a><text:bookmark-end text:name="__RefHeading___Toc7589_1419486361"/></text:h>
        <text:p text:style-name="P1"/>
        <text:p text:style-name="P1"><text:a xlink:type="simple" xlink:href="http://bibliaonline.com.br/acf/fp/2/12" text:style-name="Internet_20_link" text:visited-style-name="Visited_20_Internet_20_Link"><text:span text:style-name="T1">Fp 2:12</text:span></text:a><text:span text:style-name="T1"> Eles eram mais obedientes na ausência de paulo do que em sua presença. Por </text:span><text:soft-page-break/><text:span text:style-name="T1">isso tinham que estar desfrutando de toas as consolações que estavam em Cristo e deviam viver aquela vida dia a dia.</text:span></text:p>
        <text:p text:style-name="P1"/>
        <text:p text:style-name="P1"><text:a xlink:type="simple" xlink:href="http://bibliaonline.com.br/acf/fp/2/13" text:style-name="Internet_20_link" text:visited-style-name="Visited_20_Internet_20_Link"><text:span text:style-name="T1">Fp 2:13</text:span></text:a><text:span text:style-name="T1"> Mostra o que Deus estava fazendo para eles em sua vida.</text:span></text:p>
        <text:p text:style-name="P1"/>
        <text:p text:style-name="P1"><text:a xlink:type="simple" xlink:href="http://bibliaonline.com.br/acf/fp/2/14-16" text:style-name="Internet_20_link" text:visited-style-name="Visited_20_Internet_20_Link"><text:span text:style-name="T1">Fp 2:14-16</text:span></text:a><text:span text:style-name="T1"> O que eles tinham poder para fazer em suas vidas, por causa do </text:span><text:a xlink:type="simple" xlink:href="https://www.bibliaonline.com.br/acf/fp/2/13" text:style-name="Internet_20_link" text:visited-style-name="Visited_20_Internet_20_Link"><text:span text:style-name="T1">versículo 13</text:span></text:a><text:span text:style-name="T1">.</text:span></text:p>
        <text:p text:style-name="P1"/>
        <text:p text:style-name="P1"><text:a xlink:type="simple" xlink:href="http://bibliaonline.com.br/acf/fp/2/17" text:style-name="Internet_20_link" text:visited-style-name="Visited_20_Internet_20_Link"><text:span text:style-name="T1">Fp 2:17</text:span></text:a><text:span text:style-name="T1"> O segredo do verdadeiro serviço é a verdadeira humildade.</text:span></text:p>
        <text:p text:style-name="P1"/>
        <text:p text:style-name="P1"><text:a xlink:type="simple" xlink:href="http://bibliaonline.com.br/acf/fp/2/19-23" text:style-name="Internet_20_link" text:visited-style-name="Visited_20_Internet_20_Link"><text:span text:style-name="T1">Fp 2:19-23</text:span></text:a><text:span text:style-name="T1"> Timóteo era muito querido a Paulo, e estava com ele esta vez, mas ele estava querendo despedir Timóteo, mesmo sabendo que sentiria a solidão da prisão Romana.</text:span></text:p>
        <text:p text:style-name="P1"/>
        <text:p text:style-name="P1"><text:a xlink:type="simple" xlink:href="http://bibliaonline.com.br/acf/fp/2/20-21" text:style-name="Internet_20_link" text:visited-style-name="Visited_20_Internet_20_Link"><text:span text:style-name="T1">Fp 2:20-21</text:span></text:a><text:span text:style-name="T1"> Paulo buscava por alguém que pudesse enviar a eles com uma mensagem, mas todos com exceção de Timóteo estavam ocupados demais com suas próprias coisas!</text:span></text:p>
        <text:p text:style-name="P1"/>
        <text:p text:style-name="P1"><text:a xlink:type="simple" xlink:href="https://www.bibliaonline.com.br/acf/fp/2/22,23" text:style-name="Internet_20_link" text:visited-style-name="Visited_20_Internet_20_Link"><text:span text:style-name="T1">Fp 2:22, 23</text:span></text:a><text:span text:style-name="T1"> Que privilégio para este jovem (cerca de 11 anos após </text:span><text:a xlink:type="simple" xlink:href="https://www.bibliaonline.com.br/acf/atos/16" text:style-name="Internet_20_link" text:visited-style-name="Visited_20_Internet_20_Link"><text:span text:style-name="T1">Atos 16</text:span></text:a><text:span text:style-name="T1">) executar esta tarefa para Paulo.</text:span></text:p>
        <text:p text:style-name="P1"/>
        <text:p text:style-name="P1"><text:a xlink:type="simple" xlink:href="http://bibliaonline.com.br/acf/fp/2/25-30" text:style-name="Internet_20_link" text:visited-style-name="Visited_20_Internet_20_Link"><text:span text:style-name="T1">Fp 2:25-30</text:span></text:a><text:span text:style-name="T1"> Outro homem fiel. Seu nome significa "amável". Ele realmente parece ter vivido dessa maneira. Ele estava preocupado que os Filipenses pudessem ter escutado que ele tinha estado doente! Ele sabia que eles ficariam preocupados até que ouvissem como estava. Que amor de uns para com os outros!</text:span></text:p>
        <text:p text:style-name="P1"/>
        <text:h text:style-name="P5" text:outline-level="2"><text:bookmark-start text:name="__RefHeading___Toc7591_1419486361"/>#242<text:bookmark-end text:name="__RefHeading___Toc7591_1419486361"/></text:h>
        <text:p text:style-name="P1"/>
        <text:p text:style-name="P2">A queda de Pedro começou pela falta de dependência e negligência com a oração.</text:p>
        <text:p text:style-name="P1"/>
        <text:h text:style-name="P6" text:outline-level="2"><text:bookmark-start text:name="__RefHeading___Toc7593_1419486361"/><text:a xlink:type="simple" xlink:href="http://bibliaonline.com.br/acf/fp/3" text:style-name="Internet_20_link" text:visited-style-name="Visited_20_Internet_20_Link"><text:span text:style-name="T1">FILIPENSES 3</text:span></text:a><text:bookmark-end text:name="__RefHeading___Toc7593_1419486361"/></text:h>
        <text:p text:style-name="P1"/>
        <text:p text:style-name="P1"><text:span text:style-name="T1">Este capítulo é bem diferente do restante do livro. Até aqui, e continuando no </text:span><text:a xlink:type="simple" xlink:href="https://www.bibliaonline.com.br/acf/fp/4" text:style-name="Internet_20_link" text:visited-style-name="Visited_20_Internet_20_Link"><text:span text:style-name="T1">capítulo 4</text:span></text:a><text:span text:style-name="T1">, há a quietude do amor atuando. Este capítulo introduz a atividade. No </text:span><text:a xlink:type="simple" xlink:href="https://www.bibliaonline.com.br/acf/mt/23" text:style-name="Internet_20_link" text:visited-style-name="Visited_20_Internet_20_Link"><text:span text:style-name="T1">capítulo 23</text:span></text:a><text:span text:style-name="T1"> de Mateus, ouvimos o Senhor pronunciando "ai" após "ai" sobre o mal religioso. Aqui também encontramos alguma coisa desse tipo... avisos contra o mal religioso.</text:span></text:p>
        <text:p text:style-name="P1"><text:soft-page-break/></text:p>
        <text:p text:style-name="P1"><text:a xlink:type="simple" xlink:href="http://bibliaonline.com.br/acf/fp/3/2" text:style-name="Internet_20_link" text:visited-style-name="Visited_20_Internet_20_Link"><text:span text:style-name="T1">Fp 3:2</text:span></text:a><text:span text:style-name="T1"> "Incisão" (ou "falsa circuncisão" em algumas versões), aqueles que eram meio a meio. Não estavam completamente separados do mal.</text:span></text:p>
        <text:p text:style-name="P1"/>
        <text:p text:style-name="P1"><text:a xlink:type="simple" xlink:href="http://bibliaonline.com.br/acf/fp/3/3" text:style-name="Internet_20_link" text:visited-style-name="Visited_20_Internet_20_Link"><text:span text:style-name="T1">Fp 3:3</text:span></text:a><text:span text:style-name="T1"> "Circuncisão" aqui é espiritual. Trata-se de uma figura de completa separação (em contraste com o verso 2).</text:span></text:p>
        <text:p text:style-name="P1"/>
        <text:p text:style-name="P1"><text:a xlink:type="simple" xlink:href="http://bibliaonline.com.br/acf/fp/3/4-7" text:style-name="Internet_20_link" text:visited-style-name="Visited_20_Internet_20_Link"><text:span text:style-name="T1">Fp 3:4-7</text:span></text:a><text:span text:style-name="T1"> Se alguém tinha algo de que se gloriar, mesmo que religiosamente, Paulo tinha mais. A verdade nos torna humildes. Nossas opiniões nos tornam orgulhosos.</text:span></text:p>
        <text:p text:style-name="P1"/>
        <text:p text:style-name="P1"><text:a xlink:type="simple" xlink:href="http://bibliaonline.com.br/acf/fp/3/8-12" text:style-name="Internet_20_link" text:visited-style-name="Visited_20_Internet_20_Link"><text:span text:style-name="T1">Fp 3:8-12</text:span></text:a><text:span text:style-name="T1"> Às vezes quando alguém aceita o Senhor Jesus como Salvador, há uma explosão de energia e devoção a Cristo, mas depois de algum tempo ela se desvanece. Se o </text:span><text:a xlink:type="simple" xlink:href="https://www.bibliaonline.com.br/acf/fp/3/7" text:style-name="Internet_20_link" text:visited-style-name="Visited_20_Internet_20_Link"><text:span text:style-name="T1">sétimo</text:span></text:a><text:span text:style-name="T1"> versículo descrevia seus primeiros dias como Cristão, o </text:span><text:a xlink:type="simple" xlink:href="https://www.bibliaonline.com.br/acf/fp/3/8" text:style-name="Internet_20_link" text:visited-style-name="Visited_20_Internet_20_Link"><text:span text:style-name="T1">oitavo</text:span></text:a><text:span text:style-name="T1"> versículo mostra que ele não tinha mudado.</text:span></text:p>
        <text:p text:style-name="P1"/>
        <text:p text:style-name="P1"><text:a xlink:type="simple" xlink:href="http://bibliaonline.com.br/acf/fp/3/11" text:style-name="Internet_20_link" text:visited-style-name="Visited_20_Internet_20_Link"><text:span text:style-name="T1">Fp 3:11</text:span></text:a><text:span text:style-name="T1"> Quanto mais uma pessoa desfruta de Cristo aqui, mais ela almeja estar com Ele nas alturas.</text:span></text:p>
        <text:p text:style-name="P1"/>
        <text:p text:style-name="P1"><text:a xlink:type="simple" xlink:href="http://bibliaonline.com.br/acf/fp/3/13-16" text:style-name="Internet_20_link" text:visited-style-name="Visited_20_Internet_20_Link"><text:span text:style-name="T1">Fp 3:13-16</text:span></text:a><text:span text:style-name="T1"> Devemos esquecer qualquer progresso que tenhamos feito em nossas almas, e insistir em direção ao glorioso futuro.</text:span></text:p>
        <text:p text:style-name="P1"/>
        <text:p text:style-name="P1"><text:a xlink:type="simple" xlink:href="http://bibliaonline.com.br/acf/fp/3/17-19" text:style-name="Internet_20_link" text:visited-style-name="Visited_20_Internet_20_Link"><text:span text:style-name="T1">Fp 3:17-19</text:span></text:a><text:span text:style-name="T1"> Outro tipo de mal religioso... tornando o Cristianismo algo terreno, até mesmo usando o nome do Senhor.</text:span></text:p>
        <text:p text:style-name="P1"/>
        <text:p text:style-name="P1"><text:a xlink:type="simple" xlink:href="http://bibliaonline.com.br/acf/fp/3/20-21" text:style-name="Internet_20_link" text:visited-style-name="Visited_20_Internet_20_Link"><text:span text:style-name="T1">Fp 3:20-21</text:span></text:a><text:span text:style-name="T1"> Mais uma vez ele leva os corações a Cristo, e nos recorda de que somos cidadãos celestiais. "Cidade" aqui está no sentido de cidadania, como vivemos.</text:span></text:p>
        <text:p text:style-name="P1"/>
        <text:p text:style-name="P1"><text:a xlink:type="simple" xlink:href="http://bibliaonline.com.br/acf/fp/3/21" text:style-name="Internet_20_link" text:visited-style-name="Visited_20_Internet_20_Link"><text:span text:style-name="T1">Fp 3:21</text:span></text:a><text:span text:style-name="T1"> Nossos corpos transformados para estarem prontos para a presença de Deus e para nos sentirmos felizes por estarmos ali!</text:span></text:p>
        <text:p text:style-name="P1"/>
        <text:h text:style-name="P5" text:outline-level="2"><text:bookmark-start text:name="__RefHeading___Toc7595_1419486361"/>#243<text:bookmark-end text:name="__RefHeading___Toc7595_1419486361"/></text:h>
        <text:p text:style-name="P1"/>
        <text:h text:style-name="P6" text:outline-level="2"><text:bookmark-start text:name="__RefHeading___Toc7597_1419486361"/><text:soft-page-break/><text:a xlink:type="simple" xlink:href="http://bibliaonline.com.br/acf/fp/4" text:style-name="Internet_20_link" text:visited-style-name="Visited_20_Internet_20_Link"><text:span text:style-name="T1">FILIPENSES 4</text:span></text:a><text:bookmark-end text:name="__RefHeading___Toc7597_1419486361"/></text:h>
        <text:p text:style-name="P1"/>
        <text:p text:style-name="P2">Nossa oração deveria ser... "Que aqueles que estão muito fracos para orar possam repousar em Ti."</text:p>
        <text:p text:style-name="P1"/>
        <text:p text:style-name="P1"><text:a xlink:type="simple" xlink:href="http://bibliaonline.com.br/acf/fp/4/1" text:style-name="Internet_20_link" text:visited-style-name="Visited_20_Internet_20_Link"><text:span text:style-name="T1">Fp 4:1</text:span></text:a><text:span text:style-name="T1"> Conte as expressões de afeto.</text:span></text:p>
        <text:p text:style-name="P1"/>
        <text:p text:style-name="P1"><text:a xlink:type="simple" xlink:href="http://bibliaonline.com.br/acf/fp/4/3" text:style-name="Internet_20_link" text:visited-style-name="Visited_20_Internet_20_Link"><text:span text:style-name="T1">Fp 4:3</text:span></text:a><text:span text:style-name="T1"> As mulheres podem ser de auxílio em muitas maneiras. Uma mulher brilha mais onde ela não aparece publicamente. Uma mulher não traz honra para si ou para o Senhor ao tentar fazer o trabalho de homem. As Escrituras descrevem claramente o lugar para cada uma.</text:span></text:p>
        <text:p text:style-name="P1"/>
        <text:p text:style-name="P1"><text:a xlink:type="simple" xlink:href="http://bibliaonline.com.br/acf/fp/4/4" text:style-name="Internet_20_link" text:visited-style-name="Visited_20_Internet_20_Link"><text:span text:style-name="T1">Fp 4:4</text:span></text:a><text:span text:style-name="T1"> Quando devemos nos regozijar no Senhor?</text:span></text:p>
        <text:p text:style-name="P1"/>
        <text:p text:style-name="P1"><text:a xlink:type="simple" xlink:href="http://bibliaonline.com.br/acf/fp/4/5-7" text:style-name="Internet_20_link" text:visited-style-name="Visited_20_Internet_20_Link"><text:span text:style-name="T1">Fp 4:5-7</text:span></text:a><text:span text:style-name="T1"> Nestes versículos há duas coisas coisas tratadas como "seja conhecida". Uma para as pessoas - </text:span><text:a xlink:type="simple" xlink:href="http://bibliaonline.com.br/acf/fp/4/5" text:style-name="Internet_20_link" text:visited-style-name="Visited_20_Internet_20_Link"><text:span text:style-name="T1">vers. 5</text:span></text:a><text:span text:style-name="T1">, a outra para Deus - </text:span><text:a xlink:type="simple" xlink:href="http://bibliaonline.com.br/acf/fp/4/6" text:style-name="Internet_20_link" text:visited-style-name="Visited_20_Internet_20_Link"><text:span text:style-name="T1">vers. 6</text:span></text:a><text:span text:style-name="T1">. Não devemos ficar ansiosos (cheios de cuidados) por coisa alguma. Pois perto está o Senhor. Mas agora vem o lado positivo... devemos fazer conhecidas as nossas petições a Deus. Mas agradeça a Ele antes!</text:span></text:p>
        <text:p text:style-name="P1"/>
        <text:p text:style-name="P1"><text:a xlink:type="simple" xlink:href="http://bibliaonline.com.br/acf/fp/4/7" text:style-name="Internet_20_link" text:visited-style-name="Visited_20_Internet_20_Link"><text:span text:style-name="T1">Fp 4:7</text:span></text:a><text:span text:style-name="T1"> Veja o resultado prometido. Está além da compreensão! Deus é um Deus de paz.</text:span></text:p>
        <text:p text:style-name="P1"/>
        <text:p text:style-name="P1"><text:a xlink:type="simple" xlink:href="http://bibliaonline.com.br/acf/fp/4/8-9" text:style-name="Internet_20_link" text:visited-style-name="Visited_20_Internet_20_Link"><text:span text:style-name="T1">Fp 4:8-9</text:span></text:a><text:span text:style-name="T1"> Então nosso coração ficará pronto, e livre de todo cuidado, para pensar nessas coisas.</text:span></text:p>
        <text:p text:style-name="P1"/>
        <text:p text:style-name="P1"><text:a xlink:type="simple" xlink:href="http://bibliaonline.com.br/acf/fp/4/10-23" text:style-name="Internet_20_link" text:visited-style-name="Visited_20_Internet_20_Link"><text:span text:style-name="T1">Fp 4:10-23</text:span></text:a><text:span text:style-name="T1"> No </text:span><text:a xlink:type="simple" xlink:href="http://bibliaonline.com.br/acf/fp/4/11" text:style-name="Internet_20_link" text:visited-style-name="Visited_20_Internet_20_Link"><text:span text:style-name="T1">vers. 11</text:span></text:a><text:span text:style-name="T1">, Paulo diz, "Aprendi". Nossa jornada nesta vida (nosso deserto) pode ser a nossa chance de aprendermos nossas lições. </text:span></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08:33.014925007</dc:date>
    <meta:creation-date>2018-06-11T22:51:04.642681485</meta:creation-date>
    <meta:generator>LibreOffice/6.0.7.3$Linux_X86_64 LibreOffice_project/00m0$Build-3</meta:generator>
    <meta:editing-duration>PT18M33S</meta:editing-duration>
    <meta:editing-cycles>1</meta:editing-cycles>
    <meta:document-statistic meta:table-count="0" meta:image-count="0" meta:object-count="0" meta:page-count="6" meta:paragraph-count="62" meta:word-count="1408" meta:character-count="8088" meta:non-whitespace-character-count="6741"/>
  </office:meta>
</office:document-meta>
</file>